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setProductName( String produ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Produ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Att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Attr1( String att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Lis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Produ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Q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Supplier( int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ProductId( String produ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UnitCost( BigDecimal unitC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I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ItemId( String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UnitC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Qty( int q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ListPrice( BigDecimal list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